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8000000B8B41A1E0E.png"/>
  <manifest:file-entry manifest:media-type="image/png" manifest:full-path="Pictures/10000000000000B8000000B862C9FA01.png"/>
  <manifest:file-entry manifest:media-type="image/png" manifest:full-path="Pictures/10000000000000B8000000B88D8824CE.png"/>
  <manifest:file-entry manifest:media-type="image/png" manifest:full-path="Pictures/10000000000000B8000000B8C2CCE37F.png"/>
  <manifest:file-entry manifest:media-type="image/png" manifest:full-path="Pictures/10000000000000B8000000B85B5BC0C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245cm" svg:y="0.344cm" svg:width="4.868cm" svg:height="4.868cm" draw:z-index="0"><draw:image xlink:href="Pictures/10000000000000B8000000B88D8824CE.png" xlink:type="simple" xlink:show="embed" xlink:actuate="onLoad"/></draw:frame><draw:frame draw:style-name="fr1" draw:name="gráficos2" text:anchor-type="paragraph" svg:x="6.066cm" svg:y="0.333cm" svg:width="4.868cm" svg:height="4.868cm" draw:z-index="1"><draw:image xlink:href="Pictures/10000000000000B8000000B8B41A1E0E.png" xlink:type="simple" xlink:show="embed" xlink:actuate="onLoad"/></draw:frame><draw:frame draw:style-name="fr1" draw:name="gráficos3" text:anchor-type="paragraph" svg:x="11.834cm" svg:y="0.397cm" svg:width="4.868cm" svg:height="4.868cm" draw:z-index="2"><draw:image xlink:href="Pictures/10000000000000B8000000B85B5BC0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100<text:tab/><text:tab/><text:tab/><text:tab/> <text:s text:c="4"/>101<text:tab/><text:tab/><text:tab/><text:tab/><text:tab/>102</text:p>
      <text:p text:style-name="Standard"><draw:frame draw:style-name="fr1" draw:name="gráficos4" text:anchor-type="paragraph" svg:x="0.325cm" svg:y="0.979cm" svg:width="4.868cm" svg:height="4.868cm" draw:z-index="3"><draw:image xlink:href="Pictures/10000000000000B8000000B862C9FA01.png" xlink:type="simple" xlink:show="embed" xlink:actuate="onLoad"/></draw:frame></text:p>
      <text:p text:style-name="Standard"/>
      <text:p text:style-name="Standard"><draw:frame draw:style-name="fr1" draw:name="gráficos5" text:anchor-type="paragraph" svg:x="6.066cm" svg:y="0.122cm" svg:width="4.868cm" svg:height="4.868cm" draw:z-index="4"><draw:image xlink:href="Pictures/10000000000000B8000000B8C2CCE3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103<text:tab/><text:tab/><text:tab/><text:tab/> <text:s text:c="7"/>1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6T10:55:59.47</meta:creation-date>
    <meta:print-date>2011-12-16T11:00:58.72</meta:print-date>
    <meta:document-statistic meta:table-count="0" meta:image-count="5" meta:object-count="0" meta:page-count="1" meta:paragraph-count="2" meta:word-count="5" meta:character-count="45" meta:non-whitespace-character-count="15"/>
    <dc:date>2011-12-17T00:23:40.26</dc:date>
    <meta:editing-duration>PT13H12M29S</meta:editing-duration>
    <meta:editing-cycles>1</meta:editing-cycles>
    <meta:generator>LibreOffice/3.4$Win32 LibreOffice_project/340m1$Build-402</meta:generator>
  </office:meta>
</office:document-meta>
</file>